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DFArray.set( int index , Object ob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rray.PDFArray( PDFObject parent , Object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Array.get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rray.PDFArray( PDFObject parent , Collection valu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DFArray.PDFArray( PDFObject parent , int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DFArray.PDFArray( PDFObject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rray.output( OutputStream stream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PDFArray.PDF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rray.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rray.add(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rray.add( Object obj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DFArray.set( int index , double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Array.PDFArray( PDFObject parent , double [ ] valu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